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ef7fc" officeooo:paragraph-rsid="000ef7f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bold" officeooo:rsid="0010e8bf" officeooo:paragraph-rsid="0010e8b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0ef7fc" officeooo:paragraph-rsid="000ef7fc"/>
    </style:style>
    <style:style style:name="P4" style:family="paragraph" style:parent-style-name="Standard">
      <style:text-properties style:font-name="Arial" fo:font-size="13pt" fo:font-weight="bold" officeooo:rsid="000ef7fc" officeooo:paragraph-rsid="000ef7fc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Arial" fo:font-size="13pt" fo:font-weight="bold" officeooo:rsid="000ef7fc" officeooo:paragraph-rsid="000ef7fc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style:font-name="Arial" fo:font-size="12pt" fo:font-weight="normal" officeooo:rsid="000ef7fc" officeooo:paragraph-rsid="000ef7fc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officeooo:rsid="0014dd06" officeooo:paragraph-rsid="0014dd06"/>
    </style:style>
    <style:style style:name="P8" style:family="paragraph" style:parent-style-name="Standard" style:list-style-name="L1">
      <style:text-properties style:font-name="Arial" officeooo:rsid="000ef7fc" officeooo:paragraph-rsid="000ef7fc"/>
    </style:style>
    <style:style style:name="P9" style:family="paragraph" style:parent-style-name="Standard" style:list-style-name="L2">
      <style:text-properties style:font-name="Arial" officeooo:rsid="000ef7fc" officeooo:paragraph-rsid="000ef7fc"/>
    </style:style>
    <style:style style:name="P10" style:family="paragraph" style:parent-style-name="Standard" style:list-style-name="L2">
      <style:text-properties style:font-name="Arial" officeooo:rsid="0014dd06" officeooo:paragraph-rsid="0014dd06"/>
    </style:style>
    <style:style style:name="P11" style:family="paragraph" style:parent-style-name="Standard" style:list-style-name="L3">
      <style:text-properties style:font-name="Arial" fo:font-size="12pt" fo:font-weight="normal" officeooo:rsid="00171aca" officeooo:paragraph-rsid="00171aca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171aca" officeooo:paragraph-rsid="00171aca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Arial" fo:font-size="12pt" fo:font-weight="normal" officeooo:rsid="0017c261" officeooo:paragraph-rsid="0017c261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bold" officeooo:rsid="00171aca" officeooo:paragraph-rsid="00171aca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text-properties officeooo:rsid="000ef7fc" officeooo:paragraph-rsid="000ef7fc"/>
    </style:style>
    <style:style style:name="P16" style:family="paragraph" style:parent-style-name="Standard">
      <style:text-properties fo:font-size="12pt" fo:font-weight="normal" officeooo:rsid="0017c261" officeooo:paragraph-rsid="0017c261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officeooo:paragraph-rsid="00171aca"/>
    </style:style>
    <style:style style:name="P18" style:family="paragraph" style:parent-style-name="Standard" style:list-style-name="L4">
      <style:text-properties officeooo:rsid="00171aca" officeooo:paragraph-rsid="00171aca"/>
    </style:style>
    <style:style style:name="P19" style:family="paragraph" style:parent-style-name="Standard">
      <style:text-properties officeooo:rsid="00171aca" officeooo:paragraph-rsid="00171aca"/>
    </style:style>
    <style:style style:name="P20" style:family="paragraph" style:parent-style-name="Standard">
      <style:text-properties fo:font-size="14pt" fo:font-weight="bold" officeooo:rsid="0017c261" officeooo:paragraph-rsid="0017c261" style:font-size-asian="14pt" style:font-weight-asian="bold" style:font-size-complex="14pt" style:font-weight-complex="bold"/>
    </style:style>
    <style:style style:name="P21" style:family="paragraph" style:parent-style-name="Standard" style:list-style-name="L4">
      <style:text-properties officeooo:rsid="0017c261" officeooo:paragraph-rsid="0017c261"/>
    </style:style>
    <style:style style:name="T1" style:family="text">
      <style:text-properties style:font-name="Arial"/>
    </style:style>
    <style:style style:name="T2" style:family="text">
      <style:text-properties style:font-name="Arial" officeooo:rsid="000ef7fc"/>
    </style:style>
    <style:style style:name="T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71aca" style:font-size-asian="10.5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de rencontres </text:p>
      <text:p text:style-name="P3"/>
      <text:p text:style-name="P4">I- Les pages </text:p>
      <text:p text:style-name="P4"/>
      <text:list xml:id="list7429585323977785711" text:style-name="L1">
        <text:list-item>
          <text:p text:style-name="P8">Page d'accueil permettant de se connecter ou de créer un nouveau profil</text:p>
          <text:list>
            <text:list-item>
              <text:p text:style-name="P8">3 boutons</text:p>
              <text:list>
                <text:list-item>
                  <text:p text:style-name="P8">Se connecter</text:p>
                </text:list-item>
                <text:list-item>
                  <text:p text:style-name="P8">S'inscrire</text:p>
                </text:list-item>
                <text:list-item>
                  <text:p text:style-name="P8">Découvrir le site</text:p>
                </text:list-item>
              </text:list>
            </text:list-item>
          </text:list>
          <text:p text:style-name="P8"/>
        </text:list-item>
        <text:list-item>
          <text:p text:style-name="P8">Page de création de profil</text:p>
          <text:p text:style-name="P8"/>
        </text:list-item>
        <text:list-item>
          <text:p text:style-name="P8">Page de paramétrage du compte</text:p>
          <text:list>
            <text:list-item>
              <text:p text:style-name="P8">Page de personnalisation du profil</text:p>
            </text:list-item>
            <text:list-item>
              <text:p text:style-name="P8">Page de gestion de ses photos</text:p>
              <text:p text:style-name="P8"/>
            </text:list-item>
          </text:list>
        </text:list-item>
        <text:list-item>
          <text:p text:style-name="P8">Page principale</text:p>
          <text:p text:style-name="P8"/>
        </text:list-item>
        <text:list-item>
          <text:p text:style-name="P15"><text:span text:style-name="T2">C</text:span><text:span text:style-name="T1">onsulter les profils des autres personnes</text:span></text:p>
        </text:list-item>
      </text:list>
      <text:p text:style-name="P3"/>
      <text:p text:style-name="P5">II- Les fonctionnalités</text:p>
      <text:p text:style-name="P6"/>
      <text:p text:style-name="P6">Système de matching simple en fonction de l'âge et de la localisation (distance réglable dans les paramètres du profil)</text:p>
      <text:p text:style-name="P5"/>
      <text:p text:style-name="P5">III- Base de données</text:p>
      <text:p text:style-name="P3"/>
      <text:p text:style-name="P3">Toutes les données sont stockées dans une base de données. La base devra contenir une table utilisateurs avec au minimum : </text:p>
      <text:p text:style-name="P3"/>
      <text:list xml:id="list7066210762980584089" text:style-name="L2">
        <text:list-item>
          <text:p text:style-name="P9">Un identifiant unique pour chaque utilisateur</text:p>
        </text:list-item>
        <text:list-item>
          <text:p text:style-name="P9">Le pseudo</text:p>
        </text:list-item>
        <text:list-item>
          <text:p text:style-name="P9">Le mot de passe</text:p>
        </text:list-item>
        <text:list-item>
          <text:p text:style-name="P9">Le sexe</text:p>
        </text:list-item>
        <text:list-item>
          <text:p text:style-name="P9">Ce qu'il recherche</text:p>
        </text:list-item>
        <text:list-item>
          <text:p text:style-name="P9">L'âge</text:p>
        </text:list-item>
        <text:list-item>
          <text:p text:style-name="P9">La ville</text:p>
        </text:list-item>
        <text:list-item>
          <text:p text:style-name="P9">Les informations du profil de l'utilisateur (ce qu'il renseigne sur son physique, sur ses préférences, ses passions, etc.)</text:p>
        </text:list-item>
        <text:list-item>
          <text:p text:style-name="P9">Les photos de l'utilisateur</text:p>
        </text:list-item>
        <text:list-item>
          <text:p text:style-name="P10">Compte désactivé ?</text:p>
        </text:list-item>
      </text:list>
      <text:p text:style-name="P7"/>
      <text:p text:style-name="P7">Il faudra une table des matches qui associera sur chaque ligne les utilisateurs qui se plaisent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Etapes : </text:p>
      <text:p text:style-name="P2"/>
      <text:list xml:id="list607259289939157452" text:style-name="L3">
        <text:list-item>
          <text:p text:style-name="P11">Inscription user</text:p>
        </text:list-item>
        <text:list-item>
          <text:p text:style-name="P11">Connexion user</text:p>
        </text:list-item>
        <text:list-item>
          <text:p text:style-name="P11">Gestion du profil</text:p>
          <text:list>
            <text:list-item>
              <text:p text:style-name="P11">Définir les préférences user</text:p>
            </text:list-item>
            <text:list-item>
              <text:p text:style-name="P11">Caractéristiques du user</text:p>
            </text:list-item>
            <text:list-item>
              <text:p text:style-name="P11">Ajouter des photos de profil</text:p>
            </text:list-item>
            <text:list-item>
              <text:p text:style-name="P11">Recherche</text:p>
            </text:list-item>
            <text:list-item>
              <text:p text:style-name="P11">Matching</text:p>
            </text:list-item>
            <text:list-item>
              <text:p text:style-name="P11">Messagerie (instantanée ?)</text:p>
            </text:list-item>
            <text:list-item>
              <text:p text:style-name="P11">Modifier informations du compte</text:p>
            </text:list-item>
            <text:list-item>
              <text:p text:style-name="P11">Supprimer le compte</text:p>
            </text:list-item>
            <text:list-item>
              <text:p text:style-name="P11">Déconnexion</text:p>
            </text:list-item>
          </text:list>
        </text:list-item>
        <text:list-item>
          <text:p text:style-name="P13">Consulter le profil d'un autre utilisateur</text:p>
        </text:list-item>
      </text:list>
      <text:p text:style-name="P12"/>
      <text:p text:style-name="P14"><text:span text:style-name="T5">Pages :</text:span> </text:p>
      <text:p text:style-name="P14"/>
      <text:list xml:id="list3470164173910193455" text:style-name="L4">
        <text:list-item>
          <text:p text:style-name="P17"><text:span text:style-name="T4">Accueil</text:span></text:p>
        </text:list-item>
        <text:list-item>
          <text:p text:style-name="P18"><text:span text:style-name="T3">Inscription (formulaire)</text:span></text:p>
        </text:list-item>
        <text:list-item>
          <text:p text:style-name="P18"><text:span text:style-name="T3">Connexion (formulaire)</text:span></text:p>
        </text:list-item>
        <text:list-item>
          <text:p text:style-name="P18"><text:span text:style-name="T3">Compte</text:span></text:p>
          <text:list>
            <text:list-item>
              <text:p text:style-name="P18"><text:span text:style-name="T3">Préférences (formulaire)</text:span></text:p>
            </text:list-item>
            <text:list-item>
              <text:p text:style-name="P18"><text:span text:style-name="T3">Description (formulaire)</text:span></text:p>
            </text:list-item>
            <text:list-item>
              <text:p text:style-name="P18"><text:span text:style-name="T3">Ajout de photos de profil</text:span></text:p>
            </text:list-item>
            <text:list-item>
              <text:p text:style-name="P18"><text:span text:style-name="T3">Recherche (formulaire)</text:span></text:p>
            </text:list-item>
            <text:list-item>
              <text:p text:style-name="P18"><text:span text:style-name="T3">Résultat recherche</text:span></text:p>
            </text:list-item>
            <text:list-item>
              <text:p text:style-name="P18"><text:span text:style-name="T3">Matching (sélection aléatoire de profils qui correspondent aux préférences)</text:span></text:p>
            </text:list-item>
            <text:list-item>
              <text:p text:style-name="P18"><text:span text:style-name="T3">Messagerie</text:span></text:p>
            </text:list-item>
            <text:list-item>
              <text:p text:style-name="P18"><text:span text:style-name="T3">Modification du compte (formulaire)</text:span></text:p>
            </text:list-item>
            <text:list-item>
              <text:p text:style-name="P18"><text:span text:style-name="T3">Supprimer le compte</text:span></text:p>
            </text:list-item>
          </text:list>
        </text:list-item>
        <text:list-item>
          <text:p text:style-name="P21"><text:span text:style-name="T3">Profil de quelqu'un d'autre</text:span></text:p>
        </text:list-item>
        <text:list-item>
          <text:p text:style-name="P18"><text:span text:style-name="T3">FAQ</text:span></text:p>
        </text:list-item>
        <text:list-item>
          <text:p text:style-name="P18"><text:span text:style-name="T3">CGU</text:span></text:p>
        </text:list-item>
      </text:list>
      <text:p text:style-name="P19"><text:span text:style-name="T3"/></text:p>
      <text:p text:style-name="P20"><text:span text:style-name="T1">Données diverses : </text:span></text:p>
      <text:p text:style-name="P20"><text:span text:style-name="T1"/></text:p>
      <text:p text:style-name="P16"><text:span text:style-name="T1">Lorsqu'un utilisateur consultera les personnes avec qui il a un contact, le résultat s'affichera par date de match (de la plus récente à la plus ancienne).</text:span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4:12:45.938000000</meta:creation-date>
    <dc:date>2017-09-28T17:26:54.291000000</dc:date>
    <meta:editing-duration>PT10H51M58S</meta:editing-duration>
    <meta:editing-cycles>3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61" meta:word-count="326" meta:character-count="1879" meta:non-whitespace-character-count="1658"/>
  </office:meta>
</office:document-meta>
</file>